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eil dev data</text:p>
          </table:table-cell>
          <table:table-cell office:value-type="string" calcext:value-type="string">
            <text:p>https://docs.google.com/spreadsheets/d/1Qj8GZWpBT8hK3zyvFB2-FwqanyLlqGlw/edit?usp=sharing&amp;ouid=112844437318698858434&amp;rtpof=true&amp;sd=true</text:p>
          </table:table-cell>
        </table:table-row>
        <table:table-row table:style-name="ro1">
          <table:table-cell office:value-type="string" calcext:value-type="string">
            <text:p>000 Présentation</text:p>
          </table:table-cell>
          <table:table-cell office:value-type="string" calcext:value-type="string">
            <text:p><text:a xlink:href="https://drive.google.com/drive/folders/1bLJaGRHjk7093fq2A7j-T9iIGny-KN_k?usp=sharing" xlink:type="simple">https://drive.google.com/drive/folders/1bLJaGRHjk7093fq2A7j-T9iIGny-KN_k?usp=sharing</text:a></text:p>
          </table:table-cell>
        </table:table-row>
        <table:table-row table:style-name="ro1">
          <table:table-cell office:value-type="string" calcext:value-type="string">
            <text:p>Correction POO</text:p>
          </table:table-cell>
          <table:table-cell office:value-type="string" calcext:value-type="string">
            <text:p>https://drive.google.com/drive/folders/1GlL8QsALCpOz65AUpBCnjn8FWqa0b0kO?usp=sha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09:52:44.626872936</meta:creation-date>
    <meta:generator>LibreOffice/7.3.7.2$Linux_X86_64 LibreOffice_project/30$Build-2</meta:generator>
    <dc:date>2023-03-14T09:57:32.170280478</dc:date>
    <meta:editing-duration>PT4M48S</meta:editing-duration>
    <meta:editing-cycles>1</meta:editing-cycles>
    <meta:document-statistic meta:table-count="1" meta:cell-count="6" meta:object-count="0"/>
  </office:meta>
</office:document-meta>
</file>